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Courier 10 Pitch" svg:font-family="Courier 10 Pitch" style:font-family-generic="system"/>
  </office:font-face-decls>
  <office:automatic-styles>
    <style:style style:name="TableColumn2" style:family="table-column">
      <style:table-column-properties style:column-width="6.0722in" style:use-optimal-column-width="false"/>
    </style:style>
    <style:style style:name="Table1" style:family="table" style:master-page-name="MP0">
      <style:table-properties style:width="6.0722in" fo:margin-left="0in" table:align="left"/>
    </style:style>
    <style:style style:name="TableRow3" style:family="table-row">
      <style:table-row-properties style:min-row-height="0.377in" style:use-optimal-row-height="false"/>
    </style:style>
    <style:style style:name="TableCell4" style:family="table-cell">
      <style:table-cell-properties fo:border-top="0.0034in solid #000000" fo:border-left="0.0138in solid #808080" fo:border-bottom="0.0034in solid #000000" fo:border-right="0.0034in solid #000000" fo:background-color="#FFFFFF" fo:padding-top="0in" fo:padding-left="0.0805in" fo:padding-bottom="0in" fo:padding-right="0.0805in"/>
    </style:style>
    <style:style style:name="P5" style:parent-style-name="Normal" style:family="paragraph">
      <style:paragraph-properties fo:break-before="page" fo:text-align="center"/>
    </style:style>
    <style:style style:name="T6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font-size="16pt" style:font-size-asian="16pt"/>
    </style:style>
    <style:style style:name="TableRow7" style:family="table-row">
      <style:table-row-properties style:min-row-height="1.8131in" style:use-optimal-row-height="false"/>
    </style:style>
    <style:style style:name="TableCell8" style:family="table-cell">
      <style:table-cell-properties fo:border-top="0.0034in solid #000000" fo:border-left="0.0138in solid #808080" fo:border-bottom="0.0034in solid #000000" fo:border-right="0.0034in solid #000000" fo:background-color="#FFFFFF" fo:padding-top="0in" fo:padding-left="0.075in" fo:padding-bottom="0in" fo:padding-right="0.075in"/>
    </style:style>
    <style:style style:name="P9" style:parent-style-name="Normal" style:family="paragraph">
      <style:paragraph-properties fo:text-align="center"/>
    </style:style>
    <style:style style:name="T10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color="#4F81BD" fo:font-size="40pt" style:font-size-asian="40pt"/>
    </style:style>
    <style:style style:name="P11" style:parent-style-name="Normal" style:family="paragraph">
      <style:paragraph-properties fo:text-align="center"/>
    </style:style>
    <style:style style:name="T12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color="#4F81BD" fo:font-size="40pt" style:font-size-asian="40pt"/>
    </style:style>
    <style:style style:name="P13" style:parent-style-name="Normal" style:family="paragraph">
      <style:paragraph-properties fo:text-align="center"/>
    </style:style>
    <style:style style:name="T14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color="#4F81BD" fo:font-size="40pt" style:font-size-asian="40pt"/>
    </style:style>
    <style:style style:name="P15" style:parent-style-name="Normal" style:family="paragraph">
      <style:paragraph-properties fo:text-align="center"/>
    </style:style>
    <style:style style:name="T16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color="#4F81BD" fo:font-size="40pt" style:font-size-asian="40pt"/>
    </style:style>
    <style:style style:name="P17" style:parent-style-name="Normal" style:family="paragraph">
      <style:paragraph-properties fo:text-align="center"/>
    </style:style>
    <style:style style:name="TableRow18" style:family="table-row">
      <style:table-row-properties style:min-row-height="0.9993in" style:use-optimal-row-height="false"/>
    </style:style>
    <style:style style:name="TableCell19" style:family="table-cell">
      <style:table-cell-properties fo:border-top="0.0034in solid #000000" fo:border-left="0.0138in solid #808080" fo:border-bottom="0.0034in solid #000000" fo:border-right="0.0034in solid #000000" fo:background-color="#FFFFFF" fo:padding-top="0in" fo:padding-left="0.0805in" fo:padding-bottom="0in" fo:padding-right="0.0805in"/>
    </style:style>
    <style:style style:name="P20" style:parent-style-name="Normal" style:family="paragraph">
      <style:paragraph-properties fo:text-align="center"/>
    </style:style>
    <style:style style:name="T21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font-size="28pt" style:font-size-asian="28pt"/>
    </style:style>
    <style:style style:name="T22" style:parent-style-name="VarsayılanParagrafYazıTipi" style:family="text">
      <style:text-properties style:font-name="Cambria" style:font-name-asian="Cambria" style:font-name-complex="Cambria" fo:font-weight="bold" style:font-weight-asian="bold" fo:text-transform="uppercase" fo:font-size="28pt" style:font-size-asian="28pt"/>
    </style:style>
    <style:style style:name="P23" style:parent-style-name="Normal" style:family="paragraph">
      <style:paragraph-properties fo:text-align="center" fo:margin-top="0.1388in" fo:margin-bottom="0.1388in" fo:line-height="115%"/>
    </style:style>
    <style:style style:name="T24" style:parent-style-name="VarsayılanParagrafYazıTipi" style:family="text">
      <style:text-properties style:font-name-asian="Calibri" style:font-name-complex="Calibri" fo:font-weight="bold" style:font-weight-asian="bold" fo:text-transform="uppercase" fo:color="#365F91" fo:font-size="14pt" style:font-size-asian="14pt"/>
    </style:style>
    <style:style style:name="P25" style:parent-style-name="Normal" style:family="paragraph">
      <style:paragraph-properties fo:text-align="center" fo:margin-top="0.1388in" fo:margin-bottom="0.1388in" fo:line-height="115%"/>
      <style:text-properties style:font-name-asian="Calibri" style:font-name-complex="Calibri" fo:font-weight="bold" style:font-weight-asian="bold" fo:text-transform="uppercase" fo:color="#365F91" fo:font-size="14pt" style:font-size-asian="14pt"/>
    </style:style>
    <style:style style:name="P26" style:parent-style-name="Normal" style:family="paragraph">
      <style:paragraph-properties fo:text-align="center" fo:margin-top="0.1388in" fo:margin-bottom="0.1388in" fo:line-height="115%"/>
      <style:text-properties style:font-name-asian="Calibri" style:font-name-complex="Calibri" fo:font-weight="bold" style:font-weight-asian="bold" fo:text-transform="uppercase" fo:color="#365F91" fo:font-size="14pt" style:font-size-asian="14pt"/>
    </style:style>
    <style:style style:name="P27" style:parent-style-name="Normal" style:family="paragraph">
      <style:paragraph-properties fo:text-align="center" fo:margin-top="0.1388in" fo:margin-bottom="0.1388in" fo:line-height="115%"/>
    </style:style>
    <style:style style:name="T28" style:parent-style-name="VarsayılanParagrafYazıTipi" style:family="text">
      <style:text-properties style:font-name-asian="Calibri" style:font-name-complex="Calibri" fo:font-weight="bold" style:font-weight-asian="bold" fo:text-transform="uppercase" fo:color="#365F91" fo:font-size="14pt" style:font-size-asian="14pt"/>
    </style:style>
    <style:style style:name="P29" style:parent-style-name="Normal" style:family="paragraph">
      <style:paragraph-properties fo:text-align="center" fo:margin-top="0.1388in" fo:margin-bottom="0.1388in" fo:line-height="115%"/>
    </style:style>
    <style:style style:name="P30" style:parent-style-name="Normal" style:family="paragraph">
      <style:paragraph-properties fo:text-align="center" fo:margin-top="0.1388in" fo:margin-bottom="0.1388in" fo:line-height="115%"/>
    </style:style>
    <style:style style:name="P31" style:parent-style-name="Normal" style:family="paragraph">
      <style:text-properties style:font-name="Times New Roman" fo:font-weight="bold" style:font-weight-asian="bold" fo:text-transform="uppercase" fo:color="#FFFFFF" fo:background-color="#4F81BD"/>
    </style:style>
    <style:style style:name="P32" style:parent-style-name="Normal" style:family="paragraph">
      <style:text-properties style:font-name="Times New Roman" fo:font-weight="bold" style:font-weight-asian="bold" fo:text-transform="uppercase" fo:color="#FFFFFF" fo:background-color="#4F81BD"/>
    </style:style>
    <style:style style:name="P33" style:parent-style-name="Normal" style:family="paragraph">
      <style:text-properties style:font-name="Times New Roman" fo:font-weight="bold" style:font-weight-asian="bold" fo:text-transform="uppercase" fo:color="#FFFFFF" fo:background-color="#4F81BD"/>
    </style:style>
    <style:style style:name="P34" style:parent-style-name="Normal" style:family="paragraph">
      <style:text-properties style:font-name="Times New Roman" fo:font-weight="bold" style:font-weight-asian="bold" fo:text-transform="uppercase" fo:color="#FFFFFF" fo:background-color="#4F81BD"/>
    </style:style>
    <style:style style:name="P35" style:parent-style-name="Normal" style:family="paragraph">
      <style:text-properties style:font-name="Times New Roman" fo:font-weight="bold" style:font-weight-asian="bold" fo:text-transform="uppercase" fo:color="#FFFFFF" fo:background-color="#4F81BD"/>
    </style:style>
    <style:style style:name="P36" style:parent-style-name="Normal" style:family="paragraph">
      <style:text-properties style:font-name="Times New Roman" fo:font-weight="bold" style:font-weight-asian="bold" fo:text-transform="uppercase" fo:color="#FFFFFF" fo:background-color="#4F81BD"/>
    </style:style>
    <style:style style:name="P37" style:parent-style-name="Normal" style:family="paragraph">
      <style:text-properties style:font-name="Times New Roman" fo:font-weight="bold" style:font-weight-asian="bold" fo:text-transform="uppercase" fo:color="#FFFFFF" fo:background-color="#4F81BD"/>
    </style:style>
    <style:style style:name="P38" style:parent-style-name="Normal" style:family="paragraph">
      <style:text-properties style:font-name="Times New Roman" fo:font-weight="bold" style:font-weight-asian="bold" fo:text-transform="uppercase" fo:color="#FFFFFF" fo:background-color="#4F81BD"/>
    </style:style>
    <style:style style:name="P39" style:parent-style-name="Normal" style:family="paragraph">
      <style:text-properties style:font-name="Times New Roman" fo:font-weight="bold" style:font-weight-asian="bold" fo:text-transform="uppercase" fo:color="#FFFFFF" fo:background-color="#4F81BD"/>
    </style:style>
    <style:style style:name="P40" style:parent-style-name="Normal" style:family="paragraph">
      <style:text-properties style:font-name="Times New Roman" fo:font-weight="bold" style:font-weight-asian="bold" fo:text-transform="uppercase" fo:color="#FFFFFF" fo:background-color="#4F81BD"/>
    </style:style>
    <style:style style:name="P41" style:parent-style-name="Normal" style:family="paragraph">
      <style:text-properties style:font-name="Times New Roman" fo:font-weight="bold" style:font-weight-asian="bold" fo:text-transform="uppercase" fo:color="#FFFFFF" fo:background-color="#4F81BD"/>
    </style:style>
    <style:style style:name="P42" style:parent-style-name="Normal" style:family="paragraph">
      <style:text-properties style:font-name="Times New Roman" fo:font-weight="bold" style:font-weight-asian="bold" fo:text-transform="uppercase" fo:color="#FFFFFF" fo:background-color="#4F81BD"/>
    </style:style>
    <style:style style:name="P43" style:parent-style-name="Normal" style:family="paragraph">
      <style:text-properties style:font-name="Times New Roman" fo:font-weight="bold" style:font-weight-asian="bold" fo:text-transform="uppercase" fo:color="#FFFFFF" fo:background-color="#4F81BD"/>
    </style:style>
    <style:style style:name="P44" style:parent-style-name="Normal" style:family="paragraph">
      <style:text-properties style:font-name="Times New Roman" fo:font-weight="bold" style:font-weight-asian="bold" fo:text-transform="uppercase" fo:color="#FFFFFF" fo:background-color="#4F81BD"/>
    </style:style>
    <style:style style:name="P45" style:parent-style-name="Normal" style:family="paragraph">
      <style:paragraph-properties fo:margin-top="0.1388in" fo:line-height="115%"/>
    </style:style>
    <style:style style:name="T46" style:parent-style-name="VarsayılanParagrafYazıTipi" style:family="text">
      <style:text-properties style:font-name="Times New Roman" fo:font-weight="bold" style:font-weight-asian="bold" fo:text-transform="uppercase" fo:color="#FFFFFF" fo:background-color="#4F81BD"/>
    </style:style>
    <style:style style:name="P47" style:parent-style-name="Normal" style:family="paragraph">
      <style:paragraph-properties fo:text-align="justify"/>
    </style:style>
    <style:style style:name="T48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49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50" style:parent-style-name="VarsayılanParagrafYazıTipi" style:family="text">
      <style:text-properties style:font-name="Times New Roman" fo:font-size="12pt" style:font-size-asian="12pt"/>
    </style:style>
    <style:style style:name="T51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52" style:parent-style-name="VarsayılanParagrafYazıTipi" style:family="text">
      <style:text-properties style:font-name="Times New Roman" fo:font-size="12pt" style:font-size-asian="12pt"/>
    </style:style>
    <style:style style:name="T53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54" style:parent-style-name="VarsayılanParagrafYazıTipi" style:family="text">
      <style:text-properties style:font-name="Times New Roman" fo:font-size="12pt" style:font-size-asian="12pt"/>
    </style:style>
    <style:style style:name="T55" style:parent-style-name="VarsayılanParagrafYazıTipi" style:family="text">
      <style:text-properties style:font-name="Times New Roman" fo:font-size="12pt" style:font-size-asian="12pt"/>
    </style:style>
    <style:style style:name="T56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57" style:parent-style-name="VarsayılanParagrafYazıTipi" style:family="text">
      <style:text-properties style:font-name="Times New Roman" fo:font-size="12pt" style:font-size-asian="12pt"/>
    </style:style>
    <style:style style:name="T58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59" style:parent-style-name="VarsayılanParagrafYazıTipi" style:family="text">
      <style:text-properties style:font-name="Times New Roman" fo:font-size="12pt" style:font-size-asian="12pt"/>
    </style:style>
    <style:style style:name="T60" style:parent-style-name="VarsayılanParagrafYazıTipi" style:family="text">
      <style:text-properties style:font-name="Times New Roman" fo:font-weight="bold" style:font-weight-asian="bold" fo:font-size="12pt" style:font-size-asian="12pt"/>
    </style:style>
    <style:style style:name="T61" style:parent-style-name="VarsayılanParagrafYazıTipi" style:family="text">
      <style:text-properties style:font-name="Times New Roman" fo:font-size="12pt" style:font-size-asian="12pt"/>
    </style:style>
    <style:style style:name="T62" style:parent-style-name="VarsayılanParagrafYazıTipi" style:family="text">
      <style:text-properties style:font-name="Times New Roman" fo:font-size="12pt" style:font-size-asian="12pt"/>
    </style:style>
    <style:style style:name="T63" style:parent-style-name="VarsayılanParagrafYazıTipi" style:family="text">
      <style:text-properties style:font-name="Courier New" style:font-name-asian="Courier New" style:font-name-complex="Courier New" fo:font-weight="bold" style:font-weight-asian="bold" fo:color="#231F20"/>
    </style:style>
    <style:style style:name="T64" style:parent-style-name="VarsayılanParagrafYazıTipi" style:family="text">
      <style:text-properties style:font-name="Courier New" style:font-name-asian="Courier New" style:font-name-complex="Courier New" fo:font-weight="bold" style:font-weight-asian="bold" fo:color="#231F20"/>
    </style:style>
    <style:style style:name="P6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6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7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68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6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7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1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7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3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7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5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7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7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7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9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8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1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8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3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8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8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6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8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8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9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9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9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93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9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5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9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9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9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0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1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0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3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0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5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06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0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0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0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1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2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1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4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15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1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7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18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1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2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1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22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23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2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5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26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2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8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29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3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1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32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3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4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35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36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3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8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39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4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1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42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4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4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45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4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7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48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49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5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1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52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5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4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55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5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7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58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5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0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61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62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63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6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5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66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6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8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69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7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1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72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7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4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7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7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7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7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9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8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1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T182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8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8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5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8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7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8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9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9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9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2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9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4" style:parent-style-name="VarsayılanParagrafYazıTipi" style:family="text">
      <style:text-properties style:font-name="Courier 10 Pitch" style:font-name-asian="Courier 10 Pitch" style:font-name-complex="Courier 10 Pitch" fo:color="#00AE00" fo:font-size="7pt" style:font-size-asian="7pt"/>
    </style:style>
    <style:style style:name="P19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6" style:parent-style-name="VarsayılanParagrafYazıTipi" style:family="text">
      <style:text-properties style:font-name="Times New Roman" fo:font-size="12pt" style:font-size-asian="12pt"/>
    </style:style>
    <style:style style:name="T197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198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199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00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01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02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03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04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05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06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07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08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09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10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11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12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13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14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15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16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17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18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19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20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21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22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23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24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25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26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27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28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29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30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31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32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33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34" style:parent-style-name="VarsayılanParagrafYazıTipi" style:family="text">
      <style:text-properties style:font-name="Times New Roman" fo:font-weight="bold" style:font-weight-asian="bold" fo:color="#B80047" fo:font-size="7pt" style:font-size-asian="7pt"/>
    </style:style>
    <style:style style:name="T235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36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37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38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39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40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41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42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43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44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45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46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47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48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49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50" style:parent-style-name="VarsayılanParagrafYazıTipi" style:family="text">
      <style:text-properties style:font-name="Times New Roman" fo:font-weight="bold" style:font-weight-asian="bold" fo:color="#B80047" fo:font-size="7pt" style:font-size-asian="7pt"/>
    </style:style>
    <style:style style:name="T251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52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53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54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55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56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57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58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59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60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61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62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63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64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65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T266" style:parent-style-name="VarsayılanParagrafYazıTipi" style:family="text">
      <style:text-properties style:font-name="Courier 10 Pitch" style:font-name-asian="Courier 10 Pitch" style:font-name-complex="Courier 10 Pitch" fo:font-weight="bold" style:font-weight-asian="bold" fo:color="#B80047" fo:font-size="7pt" style:font-size-asian="7pt"/>
    </style:style>
    <style:style style:name="P26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DEU Computer EngIneerIng</text:span></text:p>
          </table:table-cell>
        </table:table-row>
        <table:table-row table:style-name="TableRow7">
          <table:table-cell table:style-name="TableCell8">
            <text:p text:style-name="P9"><text:span text:style-name="T10">CME2002</text:span></text:p>
            <text:p text:style-name="P11"><text:span text:style-name="T12">Data OrganIzatIon</text:span></text:p>
            <text:p text:style-name="P13"><text:span text:style-name="T14">&amp;</text:span></text:p>
            <text:p text:style-name="P15"><text:span text:style-name="T16">Management</text:span></text:p>
            <text:p text:style-name="P17"/>
          </table:table-cell>
        </table:table-row>
        <table:table-row table:style-name="TableRow18">
          <table:table-cell table:style-name="TableCell19">
            <text:p text:style-name="P20"><text:span text:style-name="T21">Lab 3</text:span><text:span text:style-name="T22"><text:s/>- XSD VALIDATION</text:span></text:p>
          </table:table-cell>
        </table:table-row>
      </table:table>
      <text:p text:style-name="P23"><text:span text:style-name="T24">Assoc. Prof. Dr. Adil ALPKOÇAK</text:span></text:p>
      <text:p text:style-name="P25">DR. Mete Uğur AKDOĞAN</text:p>
      <text:p text:style-name="P26">MaNSUR ALP TOÇOĞLU</text:p>
      <text:p text:style-name="P27"><text:span text:style-name="T28">Mehmet cengiz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Normal"/>
      <text:p text:style-name="Normal"/>
      <text:soft-page-break/>
      <text:p text:style-name="P45"><text:span text:style-name="T46">XML ValIdatıon VIA XSD</text:span></text:p>
      <text:p text:style-name="P47"/>
      <text:p text:style-name="Normal"><text:span text:style-name="T48">XSD in Practice</text:span></text:p>
      <text:p text:style-name="Normal"/>
      <text:p text:style-name="Normal"><text:span text:style-name="T49">Step 1: Run the XSD validation code.</text:span></text:p>
      <text:p text:style-name="Normal"/>
      <text:p text:style-name="Normal"><text:span text:style-name="T50">Below is a code snippet that validates an XML file. <text:s/>Copy that code to a file named<text:s/></text:span><text:span text:style-name="T51">validate.c.<text:s/></text:span><text:span text:style-name="T52">Inspect the code.</text:span><text:span text:style-name="T53"><text:s text:c="2"/></text:span><text:span text:style-name="T54">You will see that it searches for two files<text:s/></text:span><text:span text:style-name="T55">that are<text:s/></text:span><text:span text:style-name="T56">test.xml</text:span><text:span text:style-name="T57"><text:s/>and<text:s/></text:span><text:span text:style-name="T58">test.xsd.</text:span><text:span text:style-name="T59"><text:s text:c="2"/>Make sure these two files are found in the same folder with the code. Following that,</text:span><text:span text:style-name="T60"><text:s/></text:span><text:span text:style-name="T61">compile it with the following command and run it.</text:span></text:p>
      <text:p text:style-name="Normal"/>
      <text:p text:style-name="Normal"><text:span text:style-name="T62"><text:tab/></text:span><text:span text:style-name="T63">gcc validate.c -I /usr/include</text:span><text:span text:style-name="T64">/libxml2/ -lxml2 -o validate</text:span></text:p>
      <text:p text:style-name="P65"/>
      <text:p text:style-name="P66"><text:span text:style-name="T67">#include &lt;l</text:span><text:span text:style-name="T68">ibxml/xmlschemastypes.h&gt;</text:span></text:p>
      <text:p text:style-name="P69"/>
      <text:p text:style-name="P70"><text:span text:style-name="T71">int main()</text:span></text:p>
      <text:p text:style-name="P72"><text:span text:style-name="T73">{</text:span></text:p>
      <text:p text:style-name="P74"><text:span text:style-name="T75"><text:tab/>xmlDocPtr doc;</text:span></text:p>
      <text:p text:style-name="P76"><text:span text:style-name="T77"><text:tab/>xmlSchemaPtr schema = NULL;</text:span></text:p>
      <text:p text:style-name="P78"><text:span text:style-name="T79"><text:tab/>xmlSchemaParserCtxtPtr ctxt;</text:span></text:p>
      <text:p text:style-name="P80"><text:span text:style-name="T81"><text:tab/>char *XMLFileName = "test.xml";</text:span></text:p>
      <text:p text:style-name="P82"><text:span text:style-name="T83"><text:tab/>char *XSDFileName = "test.xsd";</text:span></text:p>
      <text:p text:style-name="P84"/>
      <text:p text:style-name="P85"><text:span text:style-name="T86"><text:tab/>xmlLineNumbersDefault(1);</text:span></text:p>
      <text:p text:style-name="P87"/>
      <text:p text:style-name="P88"><text:span text:style-name="T89"><text:tab/>ctxt = xmlSchemaNewParserCtxt(XSDFileName);</text:span></text:p>
      <text:p text:style-name="P90"/>
      <text:p text:style-name="P91"><text:span text:style-name="T92"><text:tab/></text:span><text:span text:style-name="T93">schema = xmlSchemaParse(ctxt);</text:span></text:p>
      <text:p text:style-name="P94"><text:span text:style-name="T95"><text:tab/>xmlSchemaFreeParserCtxt(ctxt);</text:span></text:p>
      <text:p text:style-name="P96"/>
      <text:p text:style-name="P97"><text:span text:style-name="T98"><text:tab/>doc = xmlReadFile(XMLFileName, NULL, 0);</text:span></text:p>
      <text:p text:style-name="P99"/>
      <text:p text:style-name="P100"><text:span text:style-name="T101"><text:tab/>if (doc == NULL)</text:span></text:p>
      <text:p text:style-name="P102"><text:span text:style-name="T103"><text:tab/>{</text:span></text:p>
      <text:p text:style-name="P104"><text:span text:style-name="T105"><text:tab/></text:span><text:span text:style-name="T106"><text:tab/>fprintf(stderr, "Could not parse %s\n", XMLFileName);</text:span></text:p>
      <text:p text:style-name="P107"><text:span text:style-name="T108"><text:tab/>}</text:span></text:p>
      <text:p text:style-name="P109"><text:span text:style-name="T110"><text:tab/>else</text:span></text:p>
      <text:p text:style-name="P111"><text:span text:style-name="T112"><text:tab/>{</text:span></text:p>
      <text:p text:style-name="P113"><text:span text:style-name="T114"><text:tab/></text:span><text:span text:style-name="T115"><text:tab/>xmlSchemaValidCtxtPtr ctxt;</text:span></text:p>
      <text:p text:style-name="P116"><text:span text:style-name="T117"><text:tab/></text:span><text:span text:style-name="T118"><text:tab/>int ret;</text:span></text:p>
      <text:p text:style-name="P119"/>
      <text:p text:style-name="P120"><text:span text:style-name="T121"><text:tab/></text:span><text:span text:style-name="T122"><text:tab/>ctxt =<text:s/></text:span><text:span text:style-name="T123">xmlSchemaNewValidCtxt(schema);</text:span></text:p>
      <text:p text:style-name="P124"><text:span text:style-name="T125"><text:tab/></text:span><text:span text:style-name="T126"><text:tab/>ret = xmlSchemaValidateDoc(ctxt, doc);</text:span></text:p>
      <text:p text:style-name="P127"><text:span text:style-name="T128"><text:tab/></text:span><text:span text:style-name="T129"><text:tab/>if (ret == 0)</text:span></text:p>
      <text:p text:style-name="P130"><text:span text:style-name="T131"><text:tab/></text:span><text:span text:style-name="T132"><text:tab/>{</text:span></text:p>
      <text:p text:style-name="P133"><text:span text:style-name="T134"><text:tab/></text:span><text:span text:style-name="T135"><text:tab/></text:span><text:span text:style-name="T136"><text:tab/>printf("%s validates\n", XMLFileName);</text:span></text:p>
      <text:p text:style-name="P137"><text:span text:style-name="T138"><text:tab/></text:span><text:span text:style-name="T139"><text:tab/>}</text:span></text:p>
      <text:p text:style-name="P140"><text:span text:style-name="T141"><text:tab/></text:span><text:span text:style-name="T142"><text:tab/>else if (ret &gt; 0)</text:span></text:p>
      <text:p text:style-name="P143"><text:span text:style-name="T144"><text:tab/></text:span><text:span text:style-name="T145"><text:tab/>{</text:span></text:p>
      <text:p text:style-name="P146"><text:span text:style-name="T147"><text:tab/></text:span><text:span text:style-name="T148"><text:tab/></text:span><text:span text:style-name="T149"><text:tab/>printf("%s fails to validate\n", XMLFileName);</text:span></text:p>
      <text:p text:style-name="P150"><text:span text:style-name="T151"><text:tab/></text:span><text:span text:style-name="T152"><text:tab/>}</text:span></text:p>
      <text:p text:style-name="P153"><text:span text:style-name="T154"><text:tab/></text:span><text:span text:style-name="T155"><text:tab/>else</text:span></text:p>
      <text:p text:style-name="P156"><text:span text:style-name="T157"><text:tab/></text:span><text:span text:style-name="T158"><text:tab/>{</text:span></text:p>
      <text:p text:style-name="P159"><text:span text:style-name="T160"><text:tab/></text:span><text:span text:style-name="T161"><text:tab/></text:span><text:span text:style-name="T162"><text:tab/>printf("%s validation<text:s/></text:span><text:span text:style-name="T163">generated an internal error\n", XMLFileName);</text:span></text:p>
      <text:p text:style-name="P164"><text:span text:style-name="T165"><text:tab/></text:span><text:span text:style-name="T166"><text:tab/>}</text:span></text:p>
      <text:p text:style-name="P167"><text:span text:style-name="T168"><text:tab/></text:span><text:span text:style-name="T169"><text:tab/>xmlSchemaFreeValidCtxt(ctxt);</text:span></text:p>
      <text:p text:style-name="P170"><text:span text:style-name="T171"><text:tab/></text:span><text:span text:style-name="T172"><text:tab/>xmlFreeDoc(doc);</text:span></text:p>
      <text:p text:style-name="P173"><text:span text:style-name="T174"><text:tab/>}</text:span></text:p>
      <text:p text:style-name="P175"/>
      <text:p text:style-name="P176"><text:span text:style-name="T177"><text:tab/>// free the resource</text:span></text:p>
      <text:p text:style-name="P178"><text:span text:style-name="T179"><text:tab/>if(schema != NULL)</text:span></text:p>
      <text:p text:style-name="P180"><text:span text:style-name="T181"><text:tab/></text:span><text:span text:style-name="T182"><text:tab/>xmlSchemaFree(schema);</text:span></text:p>
      <text:p text:style-name="P183"/>
      <text:p text:style-name="P184"><text:span text:style-name="T185"><text:tab/>xmlSchemaCleanupTypes();</text:span></text:p>
      <text:p text:style-name="P186"><text:span text:style-name="T187"><text:tab/>xmlCleanupParser();</text:span></text:p>
      <text:p text:style-name="P188"><text:span text:style-name="T189"><text:tab/>xmlMemoryDump();</text:span></text:p>
      <text:p text:style-name="P190"/>
      <text:p text:style-name="P191"><text:span text:style-name="T192"><text:tab/>return(0);</text:span></text:p>
      <text:p text:style-name="P193"><text:span text:style-name="T194">}</text:span></text:p>
      <text:p text:style-name="P195"/>
      <text:soft-page-break/>
      <text:p text:style-name="Normal"><text:span text:style-name="T196">Exercise: Modify the XSD so that the following XML validates.</text:span></text:p>
      <text:p text:style-name="Normal"/>
      <text:p text:style-name="Normal"><text:span text:style-name="T197">&lt;chartgendata&gt;</text:span></text:p>
      <text:p text:style-name="Normal"><text:span text:style-name="T198"><text:tab/>&lt;charttitle&gt;Monthly Sales&lt;/charttitle&gt;</text:span></text:p>
      <text:p text:style-name="Normal"><text:span text:style-name="T199"><text:tab/>&lt;canvas&gt;</text:span></text:p>
      <text:p text:style-name="Normal"><text:span text:style-name="T200"><text:tab/></text:span><text:span text:style-name="T201"><text:tab/>&lt;length&gt;200&lt;/length&gt;</text:span></text:p>
      <text:p text:style-name="Normal"><text:span text:style-name="T202"><text:tab/></text:span><text:span text:style-name="T203"><text:tab/>&lt;width&gt;200&lt;/width&gt;</text:span></text:p>
      <text:p text:style-name="Normal"><text:span text:style-name="T204"><text:tab/></text:span><text:span text:style-name="T205"><text:tab/>&lt;backcolor&gt;AABBCC&lt;/backcolor&gt;</text:span></text:p>
      <text:p text:style-name="Normal"><text:span text:style-name="T206"><text:tab/>&lt;/canvas&gt;</text:span></text:p>
      <text:p text:style-name="Normal"><text:span text:style-name="T207"><text:tab/>&lt;Xaxis&gt;</text:span></text:p>
      <text:p text:style-name="Normal"><text:span text:style-name="T208"><text:tab/></text:span><text:span text:style-name="T209"><text:tab/>&lt;name&gt;Sales (TL)&lt;/name&gt;</text:span></text:p>
      <text:p text:style-name="Normal"><text:span text:style-name="T210"><text:tab/>&lt;/Xax</text:span><text:span text:style-name="T211">is&gt;</text:span></text:p>
      <text:p text:style-name="Normal"><text:span text:style-name="T212"><text:tab/>&lt;Yaxis&gt;</text:span></text:p>
      <text:p text:style-name="Normal"><text:span text:style-name="T213"><text:tab/></text:span><text:span text:style-name="T214"><text:tab/>&lt;name&gt;Months&lt;/name&gt;</text:span></text:p>
      <text:p text:style-name="Normal"><text:span text:style-name="T215"><text:tab/></text:span><text:span text:style-name="T216"><text:tab/>&lt;forecolor&gt;AABBCC&lt;/forecolor&gt;</text:span></text:p>
      <text:p text:style-name="Normal"><text:span text:style-name="T217"><text:tab/>&lt;/Yaxis&gt;</text:span></text:p>
      <text:p text:style-name="Normal"><text:span text:style-name="T218"><text:tab/>&lt;Xset&gt;</text:span></text:p>
      <text:p text:style-name="Normal"><text:span text:style-name="T219"><text:tab/></text:span><text:span text:style-name="T220"><text:tab/>&lt;xdata&gt;January&lt;/xdata&gt;</text:span></text:p>
      <text:p text:style-name="Normal"><text:span text:style-name="T221"><text:tab/></text:span><text:span text:style-name="T222"><text:tab/>&lt;xdata&gt;February&lt;/xdata&gt;</text:span></text:p>
      <text:p text:style-name="Normal"><text:span text:style-name="T223"><text:tab/></text:span><text:span text:style-name="T224"><text:tab/>&lt;xdata&gt;March&lt;/xdata&gt;</text:span></text:p>
      <text:p text:style-name="Normal"><text:span text:style-name="T225"><text:tab/></text:span><text:span text:style-name="T226"><text:tab/>&lt;xdata&gt;April&lt;/xdata&gt;</text:span></text:p>
      <text:p text:style-name="Normal"><text:span text:style-name="T227"><text:tab/></text:span><text:span text:style-name="T228"><text:tab/>&lt;xdata&gt;May&lt;/xdata&gt;</text:span></text:p>
      <text:p text:style-name="Normal"><text:span text:style-name="T229"><text:tab/></text:span><text:span text:style-name="T230"><text:tab/>&lt;xdata&gt;June&lt;/xdata&gt;</text:span></text:p>
      <text:p text:style-name="Normal"><text:span text:style-name="T231"><text:tab/>&lt;/Xset&gt;</text:span></text:p>
      <text:p text:style-name="Normal"><text:span text:style-name="T232"><text:tab/>&lt;Yset unit="TL"<text:s/></text:span><text:span text:style-name="T233">name="</text:span><text:span text:style-name="T234">İ</text:span><text:span text:style-name="T235">zmir" showvalue="yes" fillcolor="FFCCDD"&gt;</text:span></text:p>
      <text:p text:style-name="Normal"><text:span text:style-name="T236"><text:tab/></text:span><text:span text:style-name="T237"><text:tab/>&lt;ydata&gt;1200&lt;/ydata&gt;</text:span></text:p>
      <text:p text:style-name="Normal"><text:span text:style-name="T238"><text:tab/></text:span><text:span text:style-name="T239"><text:tab/>&lt;ydata&gt;1500&lt;/ydata&gt;</text:span></text:p>
      <text:p text:style-name="Normal"><text:span text:style-name="T240"><text:tab/></text:span><text:span text:style-name="T241"><text:tab/>&lt;ydata&gt;7500&lt;/ydata&gt;</text:span></text:p>
      <text:p text:style-name="Normal"><text:span text:style-name="T242"><text:tab/></text:span><text:span text:style-name="T243"><text:tab/>&lt;ydata&gt;4200&lt;/ydata&gt;</text:span></text:p>
      <text:p text:style-name="Normal"><text:span text:style-name="T244"><text:tab/></text:span><text:span text:style-name="T245"><text:tab/>&lt;ydata&gt;5600&lt;/ydata&gt;</text:span></text:p>
      <text:p text:style-name="Normal"><text:span text:style-name="T246"><text:tab/></text:span><text:span text:style-name="T247"><text:tab/>&lt;ydata&gt;2200&lt;/ydata&gt;</text:span></text:p>
      <text:p text:style-name="Normal"><text:span text:style-name="T248"><text:tab/>&lt;/Yset&gt;</text:span></text:p>
      <text:p text:style-name="Normal"><text:span text:style-name="T249"><text:tab/>&lt;Yset unit="TL" name="</text:span><text:span text:style-name="T250">İ</text:span><text:span text:style-name="T251">stanbul" fillcolor="00CCDD"&gt;</text:span></text:p>
      <text:p text:style-name="Normal"><text:span text:style-name="T252"><text:tab/></text:span><text:span text:style-name="T253"><text:tab/>&lt;ydata&gt;9500</text:span><text:span text:style-name="T254">&lt;/ydata&gt;</text:span></text:p>
      <text:p text:style-name="Normal"><text:span text:style-name="T255"><text:tab/></text:span><text:span text:style-name="T256"><text:tab/>&lt;ydata&gt;6500&lt;/ydata&gt;</text:span></text:p>
      <text:p text:style-name="Normal"><text:span text:style-name="T257"><text:tab/></text:span><text:span text:style-name="T258"><text:tab/>&lt;ydata&gt;11250&lt;/ydata&gt;</text:span></text:p>
      <text:p text:style-name="Normal"><text:span text:style-name="T259"><text:tab/></text:span><text:span text:style-name="T260"><text:tab/>&lt;ydata&gt;3200&lt;/ydata&gt;</text:span></text:p>
      <text:p text:style-name="Normal"><text:span text:style-name="T261"><text:tab/></text:span><text:span text:style-name="T262"><text:tab/>&lt;ydata&gt;5600&lt;/ydata&gt;</text:span></text:p>
      <text:p text:style-name="Normal"><text:span text:style-name="T263"><text:tab/></text:span><text:span text:style-name="T264"><text:tab/>&lt;ydata&gt;4200&lt;/ydata&gt;</text:span></text:p>
      <text:p text:style-name="Normal"><text:span text:style-name="T265"><text:tab/>&lt;/Yset&gt;</text:span></text:p>
      <text:p text:style-name="Normal"><text:span text:style-name="T266">&lt;/chartgendata&gt;</text:span></text:p>
      <text:p text:style-name="Normal"/>
      <text:p text:style-name="Normal"/>
      <text:p text:style-name="Normal"/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Courier 10 Pitch" svg:font-family="Courier 10 Pitch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tr" style:country-asian="T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VarsayılanParagrafYazıTipi" style:display-name="Varsayılan Paragraf Yazı Tipi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mansur</dc:creator>
    <meta:creation-date>2016-03-10T09:39:00Z</meta:creation-date>
    <dc:date>2017-03-16T06:53:00Z</dc:date>
    <meta:template xlink:href="Normal.dotm" xlink:type="simple"/>
    <meta:editing-cycles>11</meta:editing-cycles>
    <meta:editing-duration>PT2520S</meta:editing-duration>
    <meta:document-statistic meta:page-count="3" meta:paragraph-count="5" meta:word-count="387" meta:character-count="2591" meta:row-count="18" meta:non-whitespace-character-count="2209"/>
  </office:meta>
</office:document-meta>
</file>